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Arial" fo:font-size="16pt" style:font-size-asian="16pt" style:font-size-complex="16pt"/>
    </style:style>
    <style:style style:name="P2" style:family="paragraph" style:parent-style-name="Standard">
      <style:paragraph-properties fo:line-height="150%"/>
      <style:text-properties style:font-name="Arial" fo:font-size="16pt" style:font-size-asian="16pt" style:font-size-complex="16pt"/>
    </style:style>
    <style:style style:name="T1" style:family="text">
      <style:text-properties fo:font-variant="normal" fo:text-transform="none" fo:color="#000000" fo:letter-spacing="normal" fo:language="en" fo:country="US" fo:font-style="normal" fo:font-weight="normal"/>
    </style:style>
    <style:style style:name="T2" style:family="text">
      <style:text-properties fo:font-variant="normal" fo:text-transform="none" fo:color="#000000" fo:letter-spacing="normal" fo:language="cs" fo:country="CZ" fo:font-style="normal" fo:font-weight="normal"/>
    </style:style>
    <style:style style:name="T3" style:family="text">
      <style:text-properties fo:font-variant="normal" fo:text-transform="none" fo:color="#cc3300" fo:letter-spacing="normal" fo:language="cs" fo:country="CZ" fo:font-style="normal" style:text-underline-style="none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cs" fo:country="CZ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AUTORSKÝ ZÁKON</text:span></text:p>
      <text:p text:style-name="P1"><text:span text:style-name="T2">Na DGD jsem již nahrál titulky, které jsem vytvořil ke třem videím Ajahna Brahma. Možná by v budoucnoti chtěl moje titulky použít někdo další, a to na jiném YouTube kanálu nebo jiné platformě pro sdílení videí. </text:span></text:p>
      <text:p text:style-name="P1"><text:span text:style-name="T2"/></text:p>
      <text:p text:style-name="P1"><text:span text:style-name="T2">Pokud někdo bude o použití mojí práce uvažovat, může váhat a klást si následující otázku:</text:span></text:p>
      <text:p text:style-name="P2"><text:span text:style-name="T2"/></text:p>
      <text:p text:style-name="P2"><text:span text:style-name="T2">„</text:span><text:span text:style-name="T1">R</text:span><text:span text:style-name="T2">ád bych ty titulky použil. Můžu to ale udělat? Práce všech autorů je v České republice chráněna autorským právem a já nemám povolení ty titulky použít.“ </text:span></text:p>
      <text:p text:style-name="P1"><text:span text:style-name="T5"/></text:p>
      <text:p text:style-name="P2"><text:span text:style-name="T2">Taková obava by určitě byla opodstatněná. Autorský zákon </text:span><text:span text:style-name="T1">[ z</text:span><text:span text:style-name="T2">ákon č. 121/2000 </text:span><text:span text:style-name="T1">]</text:span><text:span text:style-name="T2"> chrání </text:span><text:span text:style-name="T1">pr</text:span><text:span text:style-name="T2">áci, kterou autoři vloží do tvroby svého díla. Autorský zákon navíc neumožňuje, aby se tvůrci vzdali všech svých práv ke svému dílu </text:span><text:span text:style-name="T1">[</text:span><text:span text:style-name="T2">§11 – (4), §26 – (1) </text:span><text:span text:style-name="T1">].</text:span></text:p>
      <text:p text:style-name="P2"><text:span text:style-name="T4"/></text:p>
      <text:p text:style-name="P2"><text:span text:style-name="T1">Jak tedy tuto </text:span><text:span text:style-name="T2">situaci řešit?</text:span></text:p>
      <text:p text:style-name="P2"><text:span text:style-name="T2"/></text:p>
      <text:p text:style-name="P2"><text:span text:style-name="T1">Sv</text:span><text:span text:style-name="T2">ých autorských práv se zbavit nemůžu, ale můžu udělit oprávnění (licenci) k používání těchto titulků. Toto oprávnění může být veřejné, neodvolatelné a nevýhradní. Pro udělování tohoto typu oprávnění se běžně používají tzv. CC licence. </text:span></text:p>
      <text:p text:style-name="P2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11T21:00:28.82</meta:creation-date>
    <dc:date>2021-06-11T22:07:05.61</dc:date>
    <meta:editing-duration>PT39M8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2" meta:paragraph-count="7" meta:word-count="162" meta:character-count="978"/>
  </office:meta>
</office:document-meta>
</file>